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ea7" officeooo:paragraph-rsid="001dc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leasu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00:29.766320983</meta:creation-date>
    <dc:date>2024-10-15T11:01:08.604409127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3.7.2$Linux_X86_64 LibreOffice_project/30$Build-2</meta:generator>
  </office:meta>
</office:document-meta>
</file>